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333in" style:rel-column-width="1344*"/>
    </style:style>
    <style:style style:name="Table1.B" style:family="table-column">
      <style:table-column-properties style:column-width="0.9986in" style:rel-column-width="143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333in" style:rel-column-width="1344*"/>
    </style:style>
    <style:style style:name="Table2.B" style:family="table-column">
      <style:table-column-properties style:column-width="0.9986in" style:rel-column-width="143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333in" style:rel-column-width="1344*"/>
    </style:style>
    <style:style style:name="Table3.B" style:family="table-column">
      <style:table-column-properties style:column-width="0.9986in" style:rel-column-width="143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G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333in" style:rel-column-width="1344*"/>
    </style:style>
    <style:style style:name="Table4.B" style:family="table-column">
      <style:table-column-properties style:column-width="0.9986in" style:rel-column-width="143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4.G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0e726"/>
    </style:style>
    <style:style style:name="P2" style:family="paragraph" style:parent-style-name="Standard">
      <style:text-properties officeooo:paragraph-rsid="0021c5bd"/>
    </style:style>
    <style:style style:name="P3" style:family="paragraph" style:parent-style-name="Standard">
      <style:text-properties officeooo:paragraph-rsid="0023565c"/>
    </style:style>
    <style:style style:name="P4" style:family="paragraph" style:parent-style-name="Standard">
      <style:text-properties officeooo:rsid="0023565c" officeooo:paragraph-rsid="0023565c"/>
    </style:style>
    <style:style style:name="P5" style:family="paragraph" style:parent-style-name="Table_20_Contents">
      <style:text-properties officeooo:rsid="001ddbd9" officeooo:paragraph-rsid="001ddbd9"/>
    </style:style>
    <style:style style:name="P6" style:family="paragraph" style:parent-style-name="Table_20_Contents">
      <style:text-properties officeooo:rsid="001ddbd9" officeooo:paragraph-rsid="0020e726"/>
    </style:style>
    <style:style style:name="P7" style:family="paragraph" style:parent-style-name="Table_20_Contents">
      <style:text-properties officeooo:rsid="001ddbd9" officeooo:paragraph-rsid="0021c5bd"/>
    </style:style>
    <style:style style:name="P8" style:family="paragraph" style:parent-style-name="Table_20_Contents">
      <style:text-properties officeooo:rsid="001ddbd9" officeooo:paragraph-rsid="0023565c"/>
    </style:style>
    <style:style style:name="P9" style:family="paragraph" style:parent-style-name="Table_20_Contents">
      <style:text-properties officeooo:rsid="001e7d48" officeooo:paragraph-rsid="001e7d48"/>
    </style:style>
    <style:style style:name="P10" style:family="paragraph" style:parent-style-name="Table_20_Contents">
      <style:text-properties officeooo:rsid="001e7d48" officeooo:paragraph-rsid="0021c5bd"/>
    </style:style>
    <style:style style:name="P11" style:family="paragraph" style:parent-style-name="Table_20_Contents">
      <style:text-properties officeooo:rsid="001e7d48" officeooo:paragraph-rsid="0023565c"/>
    </style:style>
    <style:style style:name="P12" style:family="paragraph" style:parent-style-name="Table_20_Contents">
      <style:text-properties officeooo:paragraph-rsid="001ddbd9"/>
    </style:style>
    <style:style style:name="P13" style:family="paragraph" style:parent-style-name="Table_20_Contents">
      <style:text-properties officeooo:paragraph-rsid="0020e726"/>
    </style:style>
    <style:style style:name="P14" style:family="paragraph" style:parent-style-name="Table_20_Contents">
      <style:text-properties officeooo:rsid="0020e726" officeooo:paragraph-rsid="0020e726"/>
    </style:style>
    <style:style style:name="P15" style:family="paragraph" style:parent-style-name="Table_20_Contents">
      <style:text-properties officeooo:rsid="0021c5bd" officeooo:paragraph-rsid="0021c5bd"/>
    </style:style>
    <style:style style:name="P16" style:family="paragraph" style:parent-style-name="Table_20_Contents">
      <style:text-properties officeooo:rsid="0021c5bd" officeooo:paragraph-rsid="0023565c"/>
    </style:style>
    <style:style style:name="P17" style:family="paragraph" style:parent-style-name="Table_20_Contents">
      <style:text-properties officeooo:paragraph-rsid="0021c5bd"/>
    </style:style>
    <style:style style:name="P18" style:family="paragraph" style:parent-style-name="Table_20_Contents">
      <style:text-properties officeooo:paragraph-rsid="0023565c"/>
    </style:style>
    <style:style style:name="P19" style:family="paragraph" style:parent-style-name="Table_20_Contents">
      <style:text-properties officeooo:rsid="0023565c" officeooo:paragraph-rsid="0023565c"/>
    </style:style>
    <style:style style:name="T1" style:family="text">
      <style:text-properties officeooo:rsid="001ddbd9"/>
    </style:style>
    <style:style style:name="T2" style:family="text">
      <style:text-properties officeooo:rsid="001e7d48"/>
    </style:style>
    <style:style style:name="T3" style:family="text">
      <style:text-properties officeooo:rsid="0021c5b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6"/>
        <table:table-row table:style-name="TableLine94695810177504">
          <table:table-cell table:style-name="Table1.A1" office:value-type="string">
            <text:p text:style-name="P14">Time</text:p>
          </table:table-cell>
          <table:table-cell table:style-name="Table1.A1" office:value-type="string">
            <text:p text:style-name="P5">P=1</text:p>
          </table:table-cell>
          <table:table-cell table:style-name="Table1.A1" office:value-type="string">
            <text:p text:style-name="P5">P=2</text:p>
          </table:table-cell>
          <table:table-cell table:style-name="Table1.A1" office:value-type="string">
            <text:p text:style-name="P5">P=4</text:p>
          </table:table-cell>
          <table:table-cell table:style-name="Table1.A1" office:value-type="string">
            <text:p text:style-name="P5">P=8</text:p>
          </table:table-cell>
          <table:table-cell table:style-name="Table1.A1" office:value-type="string">
            <text:p text:style-name="P5">P=16</text:p>
          </table:table-cell>
          <table:table-cell table:style-name="Table1.G1" office:value-type="string">
            <text:p text:style-name="P5">P=32</text:p>
          </table:table-cell>
        </table:table-row>
        <table:table-row table:style-name="TableLine94695810177504">
          <table:table-cell table:style-name="Table1.A2" office:value-type="string">
            <text:p text:style-name="P12"><text:span text:style-name="T1">n=</text:span><text:span text:style-name="T2">100000</text:span></text:p>
          </table:table-cell>
          <table:table-cell table:style-name="Table1.A2" office:value-type="string">
            <text:p text:style-name="Table_20_Contents">4.508495e-04</text:p>
          </table:table-cell>
          <table:table-cell table:style-name="Table1.A2" office:value-type="string">
            <text:p text:style-name="P9">2.901554e-04</text:p>
          </table:table-cell>
          <table:table-cell table:style-name="Table1.A2" office:value-type="string">
            <text:p text:style-name="Table_20_Contents">2.431870e-04</text:p>
          </table:table-cell>
          <table:table-cell table:style-name="Table1.A2" office:value-type="string">
            <text:p text:style-name="Table_20_Contents">4.000664e-04</text:p>
          </table:table-cell>
          <table:table-cell table:style-name="Table1.A2" office:value-type="string">
            <text:p text:style-name="Table_20_Contents">7.250309e-04</text:p>
          </table:table-cell>
          <table:table-cell table:style-name="Table1.G2" office:value-type="string">
            <text:p text:style-name="Table_20_Contents">1.128912e-03</text:p>
          </table:table-cell>
        </table:table-row>
        <table:table-row table:style-name="TableLine94695810177504">
          <table:table-cell table:style-name="Table1.A2" office:value-type="string">
            <text:p text:style-name="P12"><text:span text:style-name="T1">n=</text:span><text:span text:style-name="T2">200000</text:span></text:p>
          </table:table-cell>
          <table:table-cell table:style-name="Table1.A2" office:value-type="string">
            <text:p text:style-name="Table_20_Contents">8.499622e-04</text:p>
          </table:table-cell>
          <table:table-cell table:style-name="Table1.A2" office:value-type="string">
            <text:p text:style-name="Table_20_Contents">5.140305e-04</text:p>
          </table:table-cell>
          <table:table-cell table:style-name="Table1.A2" office:value-type="string">
            <text:p text:style-name="Table_20_Contents">3.771782e-04</text:p>
          </table:table-cell>
          <table:table-cell table:style-name="Table1.A2" office:value-type="string">
            <text:p text:style-name="Table_20_Contents">4.739761e-04</text:p>
          </table:table-cell>
          <table:table-cell table:style-name="Table1.A2" office:value-type="string">
            <text:p text:style-name="Table_20_Contents">7.760525e-04</text:p>
          </table:table-cell>
          <table:table-cell table:style-name="Table1.G2" office:value-type="string">
            <text:p text:style-name="Table_20_Contents">1.091957e-03</text:p>
          </table:table-cell>
        </table:table-row>
        <table:table-row table:style-name="TableLine94695810177504">
          <table:table-cell table:style-name="Table1.A2" office:value-type="string">
            <text:p text:style-name="P12"><text:span text:style-name="T1">n=</text:span><text:span text:style-name="T2">400000</text:span></text:p>
          </table:table-cell>
          <table:table-cell table:style-name="Table1.A2" office:value-type="string">
            <text:p text:style-name="Table_20_Contents">1.474857e-03</text:p>
          </table:table-cell>
          <table:table-cell table:style-name="Table1.A2" office:value-type="string">
            <text:p text:style-name="Table_20_Contents">8.659363e-04</text:p>
          </table:table-cell>
          <table:table-cell table:style-name="Table1.A2" office:value-type="string">
            <text:p text:style-name="Table_20_Contents">5.080700e-04</text:p>
          </table:table-cell>
          <table:table-cell table:style-name="Table1.A2" office:value-type="string">
            <text:p text:style-name="Table_20_Contents">6.389618e-04</text:p>
          </table:table-cell>
          <table:table-cell table:style-name="Table1.A2" office:value-type="string">
            <text:p text:style-name="Table_20_Contents">7.591248e-04</text:p>
          </table:table-cell>
          <table:table-cell table:style-name="Table1.G2" office:value-type="string">
            <text:p text:style-name="Table_20_Contents">1.135111e-03</text:p>
          </table:table-cell>
        </table:table-row>
        <table:table-row table:style-name="TableLine94695810177504">
          <table:table-cell table:style-name="Table1.A2" office:value-type="string">
            <text:p text:style-name="P12"><text:span text:style-name="T1">n=</text:span><text:span text:style-name="T2">800000</text:span></text:p>
          </table:table-cell>
          <table:table-cell table:style-name="Table1.A2" office:value-type="string">
            <text:p text:style-name="Table_20_Contents">3.093958e-03</text:p>
          </table:table-cell>
          <table:table-cell table:style-name="Table1.A2" office:value-type="string">
            <text:p text:style-name="Table_20_Contents">1.720190e-03</text:p>
          </table:table-cell>
          <table:table-cell table:style-name="Table1.A2" office:value-type="string">
            <text:p text:style-name="Table_20_Contents">1.050949e-03</text:p>
          </table:table-cell>
          <table:table-cell table:style-name="Table1.A2" office:value-type="string">
            <text:p text:style-name="Table_20_Contents">1.130819e-03</text:p>
          </table:table-cell>
          <table:table-cell table:style-name="Table1.A2" office:value-type="string">
            <text:p text:style-name="P13">1.438141e-03</text:p>
          </table:table-cell>
          <table:table-cell table:style-name="Table1.G2" office:value-type="string">
            <text:p text:style-name="Table_20_Contents">2.028942e-03</text:p>
          </table:table-cell>
        </table:table-row>
        <table:table-row table:style-name="TableLine94695810177504">
          <table:table-cell table:style-name="Table1.A2" office:value-type="string">
            <text:p text:style-name="P9">n=1600000</text:p>
          </table:table-cell>
          <table:table-cell table:style-name="Table1.A2" office:value-type="string">
            <text:p text:style-name="Table_20_Contents">5.939960e-03</text:p>
          </table:table-cell>
          <table:table-cell table:style-name="Table1.A2" office:value-type="string">
            <text:p text:style-name="Table_20_Contents">3.206968e-03</text:p>
          </table:table-cell>
          <table:table-cell table:style-name="Table1.A2" office:value-type="string">
            <text:p text:style-name="Table_20_Contents">1.638889e-03</text:p>
          </table:table-cell>
          <table:table-cell table:style-name="Table1.A2" office:value-type="string">
            <text:p text:style-name="Table_20_Contents">1.893997e-03</text:p>
          </table:table-cell>
          <table:table-cell table:style-name="Table1.A2" office:value-type="string">
            <text:p text:style-name="Table_20_Contents">2.137184e-03</text:p>
          </table:table-cell>
          <table:table-cell table:style-name="Table1.G2" office:value-type="string">
            <text:p text:style-name="Table_20_Contents">2.672911e-03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 table:number-columns-repeated="6"/>
        <table:table-row table:style-name="TableLine94695825586656">
          <table:table-cell table:style-name="Table3.A1" office:value-type="string">
            <text:p text:style-name="P15">Speedup</text:p>
          </table:table-cell>
          <table:table-cell table:style-name="Table3.A1" office:value-type="string">
            <text:p text:style-name="P7">P=1</text:p>
          </table:table-cell>
          <table:table-cell table:style-name="Table3.A1" office:value-type="string">
            <text:p text:style-name="P7">P=2</text:p>
          </table:table-cell>
          <table:table-cell table:style-name="Table3.A1" office:value-type="string">
            <text:p text:style-name="P7">P=4</text:p>
          </table:table-cell>
          <table:table-cell table:style-name="Table3.A1" office:value-type="string">
            <text:p text:style-name="P7">P=8</text:p>
          </table:table-cell>
          <table:table-cell table:style-name="Table3.A1" office:value-type="string">
            <text:p text:style-name="P7">P=16</text:p>
          </table:table-cell>
          <table:table-cell table:style-name="Table3.G1" office:value-type="string">
            <text:p text:style-name="P7">P=32</text:p>
          </table:table-cell>
        </table:table-row>
        <table:table-row table:style-name="TableLine94695825586656">
          <table:table-cell table:style-name="Table3.A2" office:value-type="string">
            <text:p text:style-name="P17"><text:span text:style-name="T1">n=</text:span><text:span text:style-name="T2">100000</text:span></text:p>
          </table:table-cell>
          <table:table-cell table:style-name="Table3.B2" table:formula="ooow:&lt;Table1.B2&gt;/&lt;Table1.B2&gt;" office:value-type="float" office:value="1">
            <text:p text:style-name="P15">1</text:p>
          </table:table-cell>
          <table:table-cell table:style-name="Table3.B2" table:formula="ooow:&lt;Table1.B2&gt;/&lt;Table1.C2&gt;" office:value-type="float" office:value="1.55382081463933">
            <text:p text:style-name="P15">1.55</text:p>
          </table:table-cell>
          <table:table-cell table:style-name="Table3.B2" table:formula="ooow:&lt;Table1.B2&gt;/&lt;Table1.D2&gt;" office:value-type="float" office:value="1.85392105663543">
            <text:p text:style-name="P15">1.85</text:p>
          </table:table-cell>
          <table:table-cell table:style-name="Table3.B2" table:formula="ooow:&lt;Table1.B2&gt;/&lt;Table1.E2&gt;" office:value-type="float" office:value="1.12693667851137">
            <text:p text:style-name="P15">1.13</text:p>
          </table:table-cell>
          <table:table-cell table:style-name="Table3.B2" table:formula="ooow:&lt;Table1.B2&gt;/&lt;Table1.F2&gt;" office:value-type="float" office:value="0.621834876279066">
            <text:p text:style-name="P15">0.62</text:p>
          </table:table-cell>
          <table:table-cell table:style-name="Table3.G2" table:formula="ooow:&lt;Table1.B2&gt;/&lt;Table1.G2&gt;" office:value-type="float" office:value="0.399366381081962">
            <text:p text:style-name="P15">0.4</text:p>
          </table:table-cell>
        </table:table-row>
        <table:table-row table:style-name="TableLine94695825586656">
          <table:table-cell table:style-name="Table3.A2" office:value-type="string">
            <text:p text:style-name="P17"><text:span text:style-name="T1">n=</text:span><text:span text:style-name="T2">200000</text:span></text:p>
          </table:table-cell>
          <table:table-cell table:style-name="Table3.B2" table:formula="ooow:&lt;Table1.B3&gt;/&lt;Table1.B3&gt;" office:value-type="float" office:value="1">
            <text:p text:style-name="P15">1</text:p>
          </table:table-cell>
          <table:table-cell table:style-name="Table3.B2" table:formula="ooow:&lt;Table1.B3&gt;/&lt;Table1.C3&gt;" office:value-type="float" office:value="1.65352483947937">
            <text:p text:style-name="P15">1.65</text:p>
          </table:table-cell>
          <table:table-cell table:style-name="Table3.B2" table:formula="ooow:&lt;Table1.B3&gt;/&lt;Table1.D3&gt;" office:value-type="float" office:value="2.25347647345472">
            <text:p text:style-name="P15">2.25</text:p>
          </table:table-cell>
          <table:table-cell table:style-name="Table3.B2" table:formula="ooow:&lt;Table1.B3&gt;/&lt;Table1.E3&gt;" office:value-type="float" office:value="1.79325961794276">
            <text:p text:style-name="P15">1.79</text:p>
          </table:table-cell>
          <table:table-cell table:style-name="Table3.B2" table:formula="ooow:&lt;Table1.B3&gt;/&lt;Table1.F3&gt;" office:value-type="float" office:value="1.09523801546931">
            <text:p text:style-name="P15">1.1</text:p>
          </table:table-cell>
          <table:table-cell table:style-name="Table3.G2" table:formula="ooow:&lt;Table1.B3&gt;/&lt;Table1.G3&gt;" office:value-type="float" office:value="0.778384313668029">
            <text:p text:style-name="P15">0.78</text:p>
          </table:table-cell>
        </table:table-row>
        <table:table-row table:style-name="TableLine94695825586656">
          <table:table-cell table:style-name="Table3.A2" office:value-type="string">
            <text:p text:style-name="P17"><text:span text:style-name="T1">n=</text:span><text:span text:style-name="T2">400000</text:span></text:p>
          </table:table-cell>
          <table:table-cell table:style-name="Table3.B2" table:formula="ooow:&lt;Table1.B4&gt;/&lt;Table1.B4&gt;" office:value-type="float" office:value="1">
            <text:p text:style-name="P15">1</text:p>
          </table:table-cell>
          <table:table-cell table:style-name="Table3.B2" table:formula="ooow:&lt;Table1.B4&gt;/&lt;Table1.C4&gt;" office:value-type="float" office:value="1.70319341041599">
            <text:p text:style-name="P15">1.7</text:p>
          </table:table-cell>
          <table:table-cell table:style-name="Table3.B2" table:formula="ooow:&lt;Table1.B4&gt;/&lt;Table1.D4&gt;" office:value-type="float" office:value="2.90286181038046">
            <text:p text:style-name="P15">2.9</text:p>
          </table:table-cell>
          <table:table-cell table:style-name="Table3.B2" table:formula="ooow:&lt;Table1.B4&gt;/&lt;Table1.E4&gt;" office:value-type="float" office:value="2.30820840932901">
            <text:p text:style-name="P15">2.31</text:p>
          </table:table-cell>
          <table:table-cell table:style-name="Table3.B2" table:formula="ooow:&lt;Table1.B4&gt;/&lt;Table1.F4&gt;" office:value-type="float" office:value="1.9428386478745">
            <text:p text:style-name="P15">1.94</text:p>
          </table:table-cell>
          <table:table-cell table:style-name="Table3.G2" table:formula="ooow:&lt;Table1.B4&gt;/&lt;Table1.G4&gt;" office:value-type="float" office:value="1.29930641144346">
            <text:p text:style-name="P15">1.3</text:p>
          </table:table-cell>
        </table:table-row>
        <table:table-row table:style-name="TableLine94695825586656">
          <table:table-cell table:style-name="Table3.A2" office:value-type="string">
            <text:p text:style-name="P17"><text:span text:style-name="T1">n=</text:span><text:span text:style-name="T2">800000</text:span></text:p>
          </table:table-cell>
          <table:table-cell table:style-name="Table3.B2" table:formula="ooow:&lt;Table1.B5&gt;/&lt;Table1.B5&gt;" office:value-type="float" office:value="1">
            <text:p text:style-name="P15">1</text:p>
          </table:table-cell>
          <table:table-cell table:style-name="Table3.B2" table:formula="ooow:&lt;Table1.B5&gt;/&lt;Table1.C5&gt;" office:value-type="float" office:value="1.79861410658125">
            <text:p text:style-name="P15">1.8</text:p>
          </table:table-cell>
          <table:table-cell table:style-name="Table3.B2" table:formula="ooow:&lt;Table1.B5&gt;/&lt;Table1.D5&gt;" office:value-type="float" office:value="2.94396588226451">
            <text:p text:style-name="P15">2.94</text:p>
          </table:table-cell>
          <table:table-cell table:style-name="Table3.B2" table:formula="ooow:&lt;Table1.B5&gt;/&lt;Table1.E5&gt;" office:value-type="float" office:value="2.73603291066033">
            <text:p text:style-name="P15">2.74</text:p>
          </table:table-cell>
          <table:table-cell table:style-name="Table3.B2" table:formula="ooow:&lt;Table1.B5&gt;/&lt;Table1.F5&gt;" office:value-type="float" office:value="2.15135928952724">
            <text:p text:style-name="P15">2.15</text:p>
          </table:table-cell>
          <table:table-cell table:style-name="Table3.G2" table:formula="ooow:&lt;Table1.B5&gt;/&lt;Table1.G5&gt;" office:value-type="float" office:value="1.52491199847014">
            <text:p text:style-name="P15">1.52</text:p>
          </table:table-cell>
        </table:table-row>
        <table:table-row table:style-name="TableLine94695825586656">
          <table:table-cell table:style-name="Table3.A2" office:value-type="string">
            <text:p text:style-name="P10">n=1600000</text:p>
          </table:table-cell>
          <table:table-cell table:style-name="Table3.B2" table:formula="ooow:&lt;Table1.B6&gt;/&lt;Table1.B6&gt;" office:value-type="float" office:value="1">
            <text:p text:style-name="P15">1</text:p>
          </table:table-cell>
          <table:table-cell table:style-name="Table3.B2" table:formula="ooow:&lt;Table1.B6&gt;/&lt;Table1.C6&gt;" office:value-type="float" office:value="1.85220432508213">
            <text:p text:style-name="P15">1.85</text:p>
          </table:table-cell>
          <table:table-cell table:style-name="Table3.B2" table:formula="ooow:&lt;Table1.B6&gt;/&lt;Table1.D6&gt;" office:value-type="float" office:value="3.62438212716053">
            <text:p text:style-name="P15">3.62</text:p>
          </table:table-cell>
          <table:table-cell table:style-name="Table3.B2" table:formula="ooow:&lt;Table1.B6&gt;/&lt;Table1.E6&gt;" office:value-type="float" office:value="3.13620348923467">
            <text:p text:style-name="P15">3.14</text:p>
          </table:table-cell>
          <table:table-cell table:style-name="Table3.B2" table:formula="ooow:&lt;Table1.B6&gt;/&lt;Table1.F6&gt;" office:value-type="float" office:value="2.77933954212646">
            <text:p text:style-name="P15">2.78</text:p>
          </table:table-cell>
          <table:table-cell table:style-name="Table3.G2" table:formula="ooow:&lt;Table1.B6&gt;/&lt;Table1.G6&gt;" office:value-type="float" office:value="2.22228125066641">
            <text:p text:style-name="P15">2.22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 table:number-columns-repeated="6"/>
        <table:table-row table:style-name="TableLine94695824942352">
          <table:table-cell table:style-name="Table4.A1" office:value-type="string">
            <text:p text:style-name="P19">Efficiency</text:p>
          </table:table-cell>
          <table:table-cell table:style-name="Table4.A1" office:value-type="string">
            <text:p text:style-name="P8">P=1</text:p>
          </table:table-cell>
          <table:table-cell table:style-name="Table4.A1" office:value-type="string">
            <text:p text:style-name="P8">P=2</text:p>
          </table:table-cell>
          <table:table-cell table:style-name="Table4.A1" office:value-type="string">
            <text:p text:style-name="P8">P=4</text:p>
          </table:table-cell>
          <table:table-cell table:style-name="Table4.A1" office:value-type="string">
            <text:p text:style-name="P8">P=8</text:p>
          </table:table-cell>
          <table:table-cell table:style-name="Table4.A1" office:value-type="string">
            <text:p text:style-name="P8">P=16</text:p>
          </table:table-cell>
          <table:table-cell table:style-name="Table4.G1" office:value-type="string">
            <text:p text:style-name="P8">P=32</text:p>
          </table:table-cell>
        </table:table-row>
        <table:table-row table:style-name="TableLine94695824942352">
          <table:table-cell table:style-name="Table4.A2" office:value-type="string">
            <text:p text:style-name="P18"><text:span text:style-name="T1">n=</text:span><text:span text:style-name="T2">100000</text:span></text:p>
          </table:table-cell>
          <table:table-cell table:style-name="Table4.B2" table:formula="ooow:&lt;Table1.B2&gt;/&lt;Table1.B2&gt;" office:value-type="float" office:value="1">
            <text:p text:style-name="P16">1</text:p>
          </table:table-cell>
          <table:table-cell table:style-name="Table4.B2" table:formula="ooow:&lt;Table3.C2&gt;/2" office:value-type="float" office:value="0.776910407319665">
            <text:p text:style-name="P19">0.78</text:p>
          </table:table-cell>
          <table:table-cell table:style-name="Table4.B2" table:formula="ooow:&lt;Table3.D2&gt;/4" office:value-type="float" office:value="0.463480264158858">
            <text:p text:style-name="P19">0.46</text:p>
          </table:table-cell>
          <table:table-cell table:style-name="Table4.B2" table:formula="ooow:&lt;Table3.E2&gt;/8" office:value-type="float" office:value="0.140867084813921">
            <text:p text:style-name="P19">0.14</text:p>
          </table:table-cell>
          <table:table-cell table:style-name="Table4.B2" table:formula="ooow:&lt;Table3.F2&gt;/16" office:value-type="float" office:value="0.0388646797674416">
            <text:p text:style-name="P19">0.04</text:p>
          </table:table-cell>
          <table:table-cell table:style-name="Table4.G2" table:formula="ooow:&lt;Table3.G2&gt;/32" office:value-type="float" office:value="0.0124801994088113">
            <text:p text:style-name="P19">0.01</text:p>
          </table:table-cell>
        </table:table-row>
        <table:table-row table:style-name="TableLine94695824942352">
          <table:table-cell table:style-name="Table4.A2" office:value-type="string">
            <text:p text:style-name="P18"><text:span text:style-name="T1">n=</text:span><text:span text:style-name="T2">200000</text:span></text:p>
          </table:table-cell>
          <table:table-cell table:style-name="Table4.B2" table:formula="ooow:&lt;Table1.B3&gt;/&lt;Table1.B3&gt;" office:value-type="float" office:value="1">
            <text:p text:style-name="P16">1</text:p>
          </table:table-cell>
          <table:table-cell table:style-name="Table4.B2" table:formula="ooow:&lt;Table3.C3&gt;/2" office:value-type="float" office:value="0.826762419739685">
            <text:p text:style-name="P19">0.83</text:p>
          </table:table-cell>
          <table:table-cell table:style-name="Table4.B2" table:formula="ooow:&lt;Table3.D3&gt;/4" office:value-type="float" office:value="0.56336911836368">
            <text:p text:style-name="P19">0.56</text:p>
          </table:table-cell>
          <table:table-cell table:style-name="Table4.B2" table:formula="ooow:&lt;Table3.E3&gt;/8" office:value-type="float" office:value="0.224157452242845">
            <text:p text:style-name="P19">0.22</text:p>
          </table:table-cell>
          <table:table-cell table:style-name="Table4.B2" table:formula="ooow:&lt;Table3.F3&gt;/16" office:value-type="float" office:value="0.0684523759668319">
            <text:p text:style-name="P19">0.07</text:p>
          </table:table-cell>
          <table:table-cell table:style-name="Table4.G2" table:formula="ooow:&lt;Table3.G3&gt;/32" office:value-type="float" office:value="0.0243245098021259">
            <text:p text:style-name="P19">0.02</text:p>
          </table:table-cell>
        </table:table-row>
        <table:table-row table:style-name="TableLine94695824942352">
          <table:table-cell table:style-name="Table4.A2" office:value-type="string">
            <text:p text:style-name="P18"><text:span text:style-name="T1">n=</text:span><text:span text:style-name="T2">400000</text:span></text:p>
          </table:table-cell>
          <table:table-cell table:style-name="Table4.B2" table:formula="ooow:&lt;Table1.B4&gt;/&lt;Table1.B4&gt;" office:value-type="float" office:value="1">
            <text:p text:style-name="P16">1</text:p>
          </table:table-cell>
          <table:table-cell table:style-name="Table4.B2" table:formula="ooow:&lt;Table3.C4&gt;/2" office:value-type="float" office:value="0.851596705207995">
            <text:p text:style-name="P19">0.85</text:p>
          </table:table-cell>
          <table:table-cell table:style-name="Table4.B2" table:formula="ooow:&lt;Table3.D4&gt;/4" office:value-type="float" office:value="0.725715452595115">
            <text:p text:style-name="P19">0.73</text:p>
          </table:table-cell>
          <table:table-cell table:style-name="Table4.B2" table:formula="ooow:&lt;Table3.E4&gt;/8" office:value-type="float" office:value="0.288526051166126">
            <text:p text:style-name="P19">0.29</text:p>
          </table:table-cell>
          <table:table-cell table:style-name="Table4.B2" table:formula="ooow:&lt;Table3.F4&gt;/16" office:value-type="float" office:value="0.121427415492156">
            <text:p text:style-name="P19">0.12</text:p>
          </table:table-cell>
          <table:table-cell table:style-name="Table4.G2" table:formula="ooow:&lt;Table3.G4&gt;/32" office:value-type="float" office:value="0.0406033253576081">
            <text:p text:style-name="P19">0.04</text:p>
          </table:table-cell>
        </table:table-row>
        <table:table-row table:style-name="TableLine94695824942352">
          <table:table-cell table:style-name="Table4.A2" office:value-type="string">
            <text:p text:style-name="P18"><text:span text:style-name="T1">n=</text:span><text:span text:style-name="T2">800000</text:span></text:p>
          </table:table-cell>
          <table:table-cell table:style-name="Table4.B2" table:formula="ooow:&lt;Table1.B5&gt;/&lt;Table1.B5&gt;" office:value-type="float" office:value="1">
            <text:p text:style-name="P16">1</text:p>
          </table:table-cell>
          <table:table-cell table:style-name="Table4.B2" table:formula="ooow:&lt;Table3.C5&gt;/2" office:value-type="float" office:value="0.899307053290625">
            <text:p text:style-name="P19">0.9</text:p>
          </table:table-cell>
          <table:table-cell table:style-name="Table4.B2" table:formula="ooow:&lt;Table3.D5&gt;/4" office:value-type="float" office:value="0.735991470566127">
            <text:p text:style-name="P19">0.74</text:p>
          </table:table-cell>
          <table:table-cell table:style-name="Table4.B2" table:formula="ooow:&lt;Table3.E5&gt;/8" office:value-type="float" office:value="0.342004113832541">
            <text:p text:style-name="P19">0.34</text:p>
          </table:table-cell>
          <table:table-cell table:style-name="Table4.B2" table:formula="ooow:&lt;Table3.F5&gt;/16" office:value-type="float" office:value="0.134459955595453">
            <text:p text:style-name="P19">0.13</text:p>
          </table:table-cell>
          <table:table-cell table:style-name="Table4.G2" table:formula="ooow:&lt;Table3.G5&gt;/32" office:value-type="float" office:value="0.0476534999521919">
            <text:p text:style-name="P19">0.05</text:p>
          </table:table-cell>
        </table:table-row>
        <table:table-row table:style-name="TableLine94695824942352">
          <table:table-cell table:style-name="Table4.A2" office:value-type="string">
            <text:p text:style-name="P11">n=1600000</text:p>
          </table:table-cell>
          <table:table-cell table:style-name="Table4.B2" table:formula="ooow:&lt;Table1.B6&gt;/&lt;Table1.B6&gt;" office:value-type="float" office:value="1">
            <text:p text:style-name="P16">1</text:p>
          </table:table-cell>
          <table:table-cell table:style-name="Table4.B2" office:value-type="float" office:value="0.93">
            <text:p text:style-name="P19">0.93</text:p>
          </table:table-cell>
          <table:table-cell table:style-name="Table4.B2" table:formula="ooow:&lt;Table3.D6&gt;/4" office:value-type="float" office:value="0.906095531790133">
            <text:p text:style-name="P19">0.91</text:p>
          </table:table-cell>
          <table:table-cell table:style-name="Table4.B2" table:formula="ooow:&lt;Table3.E6&gt;/8" office:value-type="float" office:value="0.392025436154334">
            <text:p text:style-name="P19">0.39</text:p>
          </table:table-cell>
          <table:table-cell table:style-name="Table4.B2" table:formula="ooow:&lt;Table3.F6&gt;/16" office:value-type="float" office:value="0.173708721382904">
            <text:p text:style-name="P19">0.17</text:p>
          </table:table-cell>
          <table:table-cell table:style-name="Table4.G2" table:formula="ooow:&lt;Table3.G6&gt;/32" office:value-type="float" office:value="0.0694462890833253">
            <text:p text:style-name="P19">0.07</text:p>
          </table:table-cell>
        </table:table-row>
      </table:table>
      <text:p text:style-name="P4">The program is not strongly scalable as we can see the efficiency drops rapidly as p gets increased.</text:p>
      <text:p text:style-name="P4">It is also not weakly scalable as we can see the efficiency drops rapidly when n and p gets increased by same ratio.</text:p>
      <text:p text:style-name="P3"/>
      <table:table table:name="Table2" table:style-name="Table2">
        <table:table-column table:style-name="Table2.A"/>
        <table:table-column table:style-name="Table2.B" table:number-columns-repeated="6"/>
        <table:table-row table:style-name="TableLine94695826424960">
          <table:table-cell table:style-name="Table2.A1" office:value-type="string">
            <text:p text:style-name="P14">Estimate</text:p>
          </table:table-cell>
          <table:table-cell table:style-name="Table2.A1" office:value-type="string">
            <text:p text:style-name="P6">P=1</text:p>
          </table:table-cell>
          <table:table-cell table:style-name="Table2.A1" office:value-type="string">
            <text:p text:style-name="P6">P=2</text:p>
          </table:table-cell>
          <table:table-cell table:style-name="Table2.A1" office:value-type="string">
            <text:p text:style-name="P6">P=4</text:p>
          </table:table-cell>
          <table:table-cell table:style-name="Table2.A1" office:value-type="string">
            <text:p text:style-name="P6">P=8</text:p>
          </table:table-cell>
          <table:table-cell table:style-name="Table2.A1" office:value-type="string">
            <text:p text:style-name="P6">P=16</text:p>
          </table:table-cell>
          <table:table-cell table:style-name="Table2.G1" office:value-type="string">
            <text:p text:style-name="P6">P=32</text:p>
          </table:table-cell>
        </table:table-row>
        <table:table-row table:style-name="TableLine94695826424960">
          <table:table-cell table:style-name="Table2.A2" office:value-type="string">
            <text:p text:style-name="P13"><text:span text:style-name="T1">n=</text:span><text:span text:style-name="T2">100000</text:span></text:p>
          </table:table-cell>
          <table:table-cell table:style-name="Table2.A2" office:value-type="string">
            <text:p text:style-name="P13">0.69315218058498</text:p>
          </table:table-cell>
          <table:table-cell table:style-name="Table2.A2" office:value-type="string">
            <text:p text:style-name="P13">0.69315218058497</text:p>
          </table:table-cell>
          <table:table-cell table:style-name="Table2.A2" office:value-type="string">
            <text:p text:style-name="P13">0.69315218058496</text:p>
          </table:table-cell>
          <table:table-cell table:style-name="Table2.A2" office:value-type="string">
            <text:p text:style-name="P13">0.69315218058496</text:p>
          </table:table-cell>
          <table:table-cell table:style-name="Table2.A2" office:value-type="string">
            <text:p text:style-name="P13">0.69315218058495</text:p>
          </table:table-cell>
          <table:table-cell table:style-name="Table2.G2" office:value-type="string">
            <text:p text:style-name="P13">0.69315218058495</text:p>
          </table:table-cell>
        </table:table-row>
        <table:table-row table:style-name="TableLine94695826424960">
          <table:table-cell table:style-name="Table2.A2" office:value-type="string">
            <text:p text:style-name="P15">n=200000</text:p>
          </table:table-cell>
          <table:table-cell table:style-name="Table2.A2" office:value-type="string">
            <text:p text:style-name="P13">0.69314968056623</text:p>
          </table:table-cell>
          <table:table-cell table:style-name="Table2.A2" office:value-type="string">
            <text:p text:style-name="P13">0.69314968056623</text:p>
          </table:table-cell>
          <table:table-cell table:style-name="Table2.A2" office:value-type="string">
            <text:p text:style-name="P13">0.69314968056622</text:p>
          </table:table-cell>
          <table:table-cell table:style-name="Table2.A2" office:value-type="string">
            <text:p text:style-name="P13">0.69314968056621</text:p>
          </table:table-cell>
          <table:table-cell table:style-name="Table2.A2" office:value-type="string">
            <text:p text:style-name="P13">0.69314968056621</text:p>
          </table:table-cell>
          <table:table-cell table:style-name="Table2.G2" office:value-type="string">
            <text:p text:style-name="P13">0.69314968056620</text:p>
          </table:table-cell>
        </table:table-row>
        <table:table-row table:style-name="TableLine94695826424960">
          <table:table-cell table:style-name="Table2.A2" office:value-type="string">
            <text:p text:style-name="P13"><text:span text:style-name="T1">n=</text:span><text:span text:style-name="T3">4</text:span><text:span text:style-name="T2">00000</text:span></text:p>
          </table:table-cell>
          <table:table-cell table:style-name="Table2.A2" office:value-type="string">
            <text:p text:style-name="P13">0.69314843056156</text:p>
          </table:table-cell>
          <table:table-cell table:style-name="Table2.A2" office:value-type="string">
            <text:p text:style-name="P13">0.69314843056155</text:p>
          </table:table-cell>
          <table:table-cell table:style-name="Table2.A2" office:value-type="string">
            <text:p text:style-name="P13">0.69314843056154</text:p>
          </table:table-cell>
          <table:table-cell table:style-name="Table2.A2" office:value-type="string">
            <text:p text:style-name="P13">0.69314843056153</text:p>
          </table:table-cell>
          <table:table-cell table:style-name="Table2.A2" office:value-type="string">
            <text:p text:style-name="P13">0.69314843056152</text:p>
          </table:table-cell>
          <table:table-cell table:style-name="Table2.G2" office:value-type="string">
            <text:p text:style-name="P13">0.69314843056152</text:p>
          </table:table-cell>
        </table:table-row>
        <table:table-row table:style-name="TableLine94695826424960">
          <table:table-cell table:style-name="Table2.A2" office:value-type="string">
            <text:p text:style-name="P15">n=800000</text:p>
          </table:table-cell>
          <table:table-cell table:style-name="Table2.A2" office:value-type="string">
            <text:p text:style-name="P13">0.69314780556041</text:p>
          </table:table-cell>
          <table:table-cell table:style-name="Table2.A2" office:value-type="string">
            <text:p text:style-name="P13">0.69314780556039</text:p>
          </table:table-cell>
          <table:table-cell table:style-name="Table2.A2" office:value-type="string">
            <text:p text:style-name="P13">0.69314780556037</text:p>
          </table:table-cell>
          <table:table-cell table:style-name="Table2.A2" office:value-type="string">
            <text:p text:style-name="P13">0.69314780556037</text:p>
          </table:table-cell>
          <table:table-cell table:style-name="Table2.A2" office:value-type="string">
            <text:p text:style-name="P13">0.69314780556036</text:p>
          </table:table-cell>
          <table:table-cell table:style-name="Table2.G2" office:value-type="string">
            <text:p text:style-name="P13">0.69314780556035</text:p>
          </table:table-cell>
        </table:table-row>
        <table:table-row table:style-name="TableLine94695826424960">
          <table:table-cell table:style-name="Table2.A2" office:value-type="string">
            <text:p text:style-name="P13"><text:span text:style-name="T1">n=</text:span><text:span text:style-name="T3">16</text:span><text:span text:style-name="T2">00000</text:span></text:p>
          </table:table-cell>
          <table:table-cell table:style-name="Table2.A2" office:value-type="string">
            <text:p text:style-name="P13">0.69314749306012</text:p>
          </table:table-cell>
          <table:table-cell table:style-name="Table2.A2" office:value-type="string">
            <text:p text:style-name="P13">0.69314749306011</text:p>
          </table:table-cell>
          <table:table-cell table:style-name="Table2.A2" office:value-type="string">
            <text:p text:style-name="P13">0.69314749306010</text:p>
          </table:table-cell>
          <table:table-cell table:style-name="Table2.A2" office:value-type="string">
            <text:p text:style-name="P13">0.69314749306008</text:p>
          </table:table-cell>
          <table:table-cell table:style-name="Table2.A2" office:value-type="string">
            <text:p text:style-name="P13">0.69314749306008</text:p>
          </table:table-cell>
          <table:table-cell table:style-name="Table2.G2" office:value-type="string">
            <text:p text:style-name="P13">0.69314749306006</text:p>
          </table:table-cell>
        </table:table-row>
      </table:table>
      <text:p text:style-name="P4">The higher n gets, the more accurate the estimate became when p is fixed.</text:p>
      <text:p text:style-name="P4">The higher p gets, slightly more accurate the estimate became when n is fixed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8:32:57.550065241</meta:creation-date>
    <dc:date>2022-03-03T20:38:28.693907325</dc:date>
    <meta:editing-duration>PT2M49S</meta:editing-duration>
    <meta:editing-cycles>1</meta:editing-cycles>
    <meta:document-statistic meta:table-count="4" meta:image-count="0" meta:object-count="0" meta:page-count="1" meta:paragraph-count="172" meta:word-count="237" meta:character-count="1683" meta:non-whitespace-character-count="1618"/>
    <meta:generator>LibreOffice/6.4.7.2$Linux_X86_64 LibreOffice_project/40$Build-2</meta:generator>
  </office:meta>
</office:document-meta>
</file>